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svg:stroke-color="#111111" draw:fill="solid" draw:fill-color="#eeeee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6.8cm" svg:x="10.5cm" svg:y="1.9cm">
          <text:p text:style-name="P1">Middleware 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6.8cm" svg:x="10.3cm" svg:y="1.7cm">
          <text:p text:style-name="P1">Middleware 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6.8cm" svg:x="3.7cm" svg:y="1.9cm">
          <text:p text:style-name="P1">Client 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6.8cm" svg:x="3.5cm" svg:y="1.7cm">
          <text:p text:style-name="P1">Client 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6.8cm" svg:x="10.1cm" svg:y="1.5cm">
          <text:p text:style-name="P1">Middleware 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6.8cm" svg:x="17.3cm" svg:y="1.5cm">
          <text:p text:style-name="P1">DB 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6.8cm" svg:x="3.3cm" svg:y="1.5cm">
          <text:p text:style-name="P1">Client 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82cm" svg:height="1.8cm" svg:x="10.818cm" svg:y="3.6cm">
          <text:p text:style-name="P1">Middle</text:p>
          <text:p text:style-name="P1">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12cm" svg:height="2.412cm" svg:x="18.259cm" svg:y="3.7cm">
          <text:p text:style-name="P1"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2.682cm" svg:height="1.8cm" svg:x="4.318cm" svg:y="3.6cm">
          <text:p text:style-name="P1">Client</text:p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1.099cm" svg:height="1.499cm" svg:x="5cm" svg:y="6cm" svg:viewBox="0 0 1100 1500" draw:points="0,0 1100,0 1100,1258 871,1500 0,1500">
            <text:p text:style-name="P1"/>
          </draw:polygon>
          <draw:line draw:style-name="gr6" draw:text-style-name="P1" draw:layer="layout" svg:x1="5.2cm" svg:y1="6.3cm" svg:x2="5.8cm" svg:y2="6.3cm">
            <text:p/>
          </draw:line>
          <draw:line draw:style-name="gr6" draw:text-style-name="P1" draw:layer="layout" svg:x1="5.2cm" svg:y1="6.6cm" svg:x2="5.8cm" svg:y2="6.6cm">
            <text:p/>
          </draw:line>
          <draw:line draw:style-name="gr6" draw:text-style-name="P1" draw:layer="layout" svg:x1="5.2cm" svg:y1="6.9cm" svg:x2="5.8cm" svg:y2="6.9cm">
            <text:p/>
          </draw:line>
        </draw:g>
        <draw:g>
          <draw:polygon draw:style-name="gr5" draw:text-style-name="P1" draw:layer="layout" svg:width="1.099cm" svg:height="1.499cm" svg:x="11.6cm" svg:y="5.9cm" svg:viewBox="0 0 1100 1500" draw:points="0,0 1100,0 1100,1258 871,1500 0,1500">
            <text:p/>
          </draw:polygon>
          <draw:line draw:style-name="gr6" draw:text-style-name="P1" draw:layer="layout" svg:x1="11.8cm" svg:y1="6.2cm" svg:x2="12.4cm" svg:y2="6.2cm">
            <text:p/>
          </draw:line>
          <draw:line draw:style-name="gr6" draw:text-style-name="P1" draw:layer="layout" svg:x1="11.8cm" svg:y1="6.5cm" svg:x2="12.4cm" svg:y2="6.5cm">
            <text:p/>
          </draw:line>
          <draw:line draw:style-name="gr6" draw:text-style-name="P1" draw:layer="layout" svg:x1="11.8cm" svg:y1="6.8cm" svg:x2="12.4cm" svg:y2="6.8cm">
            <text:p/>
          </draw:line>
        </draw:g>
        <draw:custom-shape draw:style-name="gr4" draw:text-style-name="P1" draw:layer="layout" svg:width="2.682cm" svg:height="1.8cm" svg:x="4.418cm" svg:y="3.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82cm" svg:height="1.8cm" svg:x="4.518cm" svg:y="3.8cm">
          <text:p text:style-name="P1">Client</text:p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1.099cm" svg:height="1.499cm" svg:x="5.1cm" svg:y="6.1cm" svg:viewBox="0 0 1100 1500" draw:points="0,0 1100,0 1100,1258 871,1500 0,1500">
            <text:p/>
          </draw:polygon>
          <draw:line draw:style-name="gr6" draw:text-style-name="P1" draw:layer="layout" svg:x1="5.3cm" svg:y1="6.4cm" svg:x2="5.9cm" svg:y2="6.4cm">
            <text:p/>
          </draw:line>
          <draw:line draw:style-name="gr6" draw:text-style-name="P1" draw:layer="layout" svg:x1="5.3cm" svg:y1="6.7cm" svg:x2="5.9cm" svg:y2="6.7cm">
            <text:p/>
          </draw:line>
          <draw:line draw:style-name="gr6" draw:text-style-name="P1" draw:layer="layout" svg:x1="5.3cm" svg:y1="7cm" svg:x2="5.9cm" svg:y2="7cm">
            <text:p/>
          </draw:line>
        </draw:g>
        <draw:g>
          <draw:polygon draw:style-name="gr5" draw:text-style-name="P1" draw:layer="layout" svg:width="1.099cm" svg:height="1.499cm" svg:x="5.2cm" svg:y="6.2cm" svg:viewBox="0 0 1100 1500" draw:points="0,0 1100,0 1100,1258 871,1500 0,1500">
            <text:p/>
          </draw:polygon>
          <draw:line draw:style-name="gr6" draw:text-style-name="P1" draw:layer="layout" svg:x1="5.4cm" svg:y1="6.5cm" svg:x2="6cm" svg:y2="6.5cm">
            <text:p/>
          </draw:line>
          <draw:line draw:style-name="gr6" draw:text-style-name="P1" draw:layer="layout" svg:x1="5.4cm" svg:y1="6.8cm" svg:x2="6cm" svg:y2="6.8cm">
            <text:p/>
          </draw:line>
          <draw:line draw:style-name="gr6" draw:text-style-name="P1" draw:layer="layout" svg:x1="5.4cm" svg:y1="7.1cm" svg:x2="6cm" svg:y2="7.1cm">
            <text:p/>
          </draw:line>
        </draw:g>
        <draw:custom-shape draw:style-name="gr2" draw:text-style-name="P1" draw:layer="layout" svg:width="2.682cm" svg:height="1.8cm" svg:x="10.918cm" svg:y="3.7cm">
          <text:p text:style-name="P1">Middle</text:p>
          <text:p text:style-name="P1">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82cm" svg:height="1.8cm" svg:x="11.018cm" svg:y="3.8cm">
          <text:p text:style-name="P1">Middle</text:p>
          <text:p text:style-name="P1">war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5" draw:text-style-name="P1" draw:layer="layout" svg:width="1.099cm" svg:height="1.499cm" svg:x="11.7cm" svg:y="6cm" svg:viewBox="0 0 1100 1500" draw:points="0,0 1100,0 1100,1258 871,1500 0,1500">
            <text:p/>
          </draw:polygon>
          <draw:line draw:style-name="gr6" draw:text-style-name="P1" draw:layer="layout" svg:x1="11.9cm" svg:y1="6.3cm" svg:x2="12.5cm" svg:y2="6.3cm">
            <text:p/>
          </draw:line>
          <draw:line draw:style-name="gr6" draw:text-style-name="P1" draw:layer="layout" svg:x1="11.9cm" svg:y1="6.6cm" svg:x2="12.5cm" svg:y2="6.6cm">
            <text:p/>
          </draw:line>
          <draw:line draw:style-name="gr6" draw:text-style-name="P1" draw:layer="layout" svg:x1="11.9cm" svg:y1="6.9cm" svg:x2="12.5cm" svg:y2="6.9cm">
            <text:p/>
          </draw:line>
        </draw:g>
        <draw:g>
          <draw:polygon draw:style-name="gr5" draw:text-style-name="P1" draw:layer="layout" svg:width="1.099cm" svg:height="1.499cm" svg:x="11.8cm" svg:y="6.1cm" svg:viewBox="0 0 1100 1500" draw:points="0,0 1100,0 1100,1258 871,1500 0,1500">
            <text:p/>
          </draw:polygon>
          <draw:line draw:style-name="gr6" draw:text-style-name="P1" draw:layer="layout" svg:x1="12cm" svg:y1="6.4cm" svg:x2="12.6cm" svg:y2="6.4cm">
            <text:p/>
          </draw:line>
          <draw:line draw:style-name="gr6" draw:text-style-name="P1" draw:layer="layout" svg:x1="12cm" svg:y1="6.7cm" svg:x2="12.6cm" svg:y2="6.7cm">
            <text:p/>
          </draw:line>
          <draw:line draw:style-name="gr6" draw:text-style-name="P1" draw:layer="layout" svg:x1="12cm" svg:y1="7cm" svg:x2="12.6cm" svg:y2="7cm">
            <text:p/>
          </draw:line>
        </draw:g>
        <draw:custom-shape draw:style-name="gr1" draw:text-style-name="P1" draw:layer="layout" svg:width="11cm" svg:height="3.2cm" svg:x="8cm" svg:y="11.3cm">
          <text:p text:style-name="P1"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1.099cm" svg:height="1.499cm" svg:x="16.5cm" svg:y="12.2cm" svg:viewBox="0 0 1100 1500" draw:points="0,0 1100,0 1100,1258 871,1500 0,1500">
            <text:p/>
          </draw:polygon>
          <draw:line draw:style-name="gr6" draw:text-style-name="P1" draw:layer="layout" svg:x1="16.7cm" svg:y1="12.5cm" svg:x2="17.3cm" svg:y2="12.5cm">
            <text:p/>
          </draw:line>
          <draw:line draw:style-name="gr6" draw:text-style-name="P1" draw:layer="layout" svg:x1="16.7cm" svg:y1="12.8cm" svg:x2="17.3cm" svg:y2="12.8cm">
            <text:p/>
          </draw:line>
          <draw:line draw:style-name="gr6" draw:text-style-name="P1" draw:layer="layout" svg:x1="16.7cm" svg:y1="13.1cm" svg:x2="17.3cm" svg:y2="13.1cm">
            <text:p/>
          </draw:line>
        </draw:g>
        <draw:custom-shape draw:style-name="gr4" draw:text-style-name="P1" draw:layer="layout" svg:width="6.782cm" svg:height="1.8cm" svg:x="8.818cm" svg:y="12cm">
          <text:p text:style-name="P1">Testmast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8.7cm" svg:x2="9.1cm" svg:y2="11.3cm">
          <text:p/>
        </draw:line>
        <draw:line draw:style-name="gr6" draw:text-style-name="P1" draw:layer="layout" svg:x1="12.5cm" svg:y1="8.7cm" svg:x2="12.8cm" svg:y2="11.2cm">
          <text:p/>
        </draw:line>
        <draw:line draw:style-name="gr6" draw:text-style-name="P1" draw:layer="layout" svg:x1="19.4cm" svg:y1="8.3cm" svg:x2="16.4cm" svg:y2="11.2cm">
          <text:p/>
        </draw:line>
        <draw:line draw:style-name="gr6" draw:text-style-name="P1" draw:layer="layout" svg:x1="7.2cm" svg:y1="4.7cm" svg:x2="11cm" svg:y2="4.7cm">
          <text:p/>
        </draw:line>
        <draw:line draw:style-name="gr6" draw:text-style-name="P1" draw:layer="layout" svg:x1="13.7cm" svg:y1="4.9cm" svg:x2="18.3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10-17T13:33:30.961000000</dc:date>
    <meta:editing-duration>PT20M18S</meta:editing-duration>
    <meta:editing-cycles>19</meta:editing-cycles>
    <meta:generator>LibreOffice/4.1.1.2$Windows_x86 LibreOffice_project/7e4286b58adc75a14f6d83f53a03b6c11fa2903</meta:generator>
    <meta:document-statistic meta:object-count="56"/>
  </office:meta>
</office:document-meta>
</file>